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9611in" table:align="left"/>
    </style:style>
    <style:style style:name="Table1.A" style:family="table-column">
      <style:table-column-properties style:column-width="3.961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officeooo:rsid="00160f1c" officeooo:paragraph-rsid="00160f1c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fd4a7" officeooo:paragraph-rsid="00160f1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60f1c" officeooo:paragraph-rsid="00160f1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66e6b" officeooo:paragraph-rsid="00166e6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1fd4a7" officeooo:paragraph-rsid="00160f1c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1fd4a7" officeooo:paragraph-rsid="00160f1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60f1c" officeooo:paragraph-rsid="00160f1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italic" fo:font-weight="normal" officeooo:rsid="00166e6b" officeooo:paragraph-rsid="00166e6b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officeooo:rsid="001847d9" officeooo:paragraph-rsid="001847d9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fo:font-weight="normal" officeooo:rsid="001c26d1" officeooo:paragraph-rsid="001c26d1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italic" fo:font-weight="normal" officeooo:rsid="001d10a8" officeooo:paragraph-rsid="001d10a8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italic" fo:font-weight="normal" officeooo:rsid="001e48e1" officeooo:paragraph-rsid="001e48e1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italic" fo:font-weight="normal" officeooo:rsid="00211bc3" officeooo:paragraph-rsid="00211bc3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italic" fo:font-weight="normal" officeooo:rsid="0027d76b" officeooo:paragraph-rsid="0027d76b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italic" fo:font-weight="normal" officeooo:rsid="00289c2e" officeooo:paragraph-rsid="00289c2e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italic" fo:font-weight="normal" officeooo:rsid="002a129f" officeooo:paragraph-rsid="002a129f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2bbaa6" officeooo:paragraph-rsid="002bbaa6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italic" style:text-underline-style="none" fo:font-weight="normal" officeooo:rsid="003497fb" officeooo:paragraph-rsid="003497fb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italic" style:text-underline-style="none" fo:font-weight="normal" officeooo:rsid="00356739" officeooo:paragraph-rsid="00356739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italic" style:text-underline-style="none" fo:font-weight="normal" officeooo:rsid="00356739" officeooo:paragraph-rsid="00356739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italic" style:text-underline-style="none" fo:font-weight="normal" officeooo:rsid="003bc5a9" officeooo:paragraph-rsid="003bc5a9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italic" style:text-underline-style="none" fo:font-weight="normal" officeooo:rsid="003c8cec" officeooo:paragraph-rsid="003c8cec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italic" style:text-underline-style="none" fo:font-weight="normal" officeooo:rsid="003c8cec" officeooo:paragraph-rsid="003c8cec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3029bd" officeooo:paragraph-rsid="003029bd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italic" style:text-underline-style="none" fo:font-weight="bold" officeooo:rsid="003029bd" officeooo:paragraph-rsid="003029bd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3302b7" officeooo:paragraph-rsid="003302b7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italic" style:text-underline-style="none" fo:font-weight="bold" officeooo:rsid="003302b7" officeooo:paragraph-rsid="003302b7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italic" style:text-underline-style="none" fo:font-weight="bold" officeooo:rsid="003302b7" officeooo:paragraph-rsid="003302b7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tyle="normal" fo:font-weight="bold" officeooo:rsid="001847d9" officeooo:paragraph-rsid="001847d9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tyle="normal" fo:font-weight="bold" officeooo:rsid="001c26d1" officeooo:paragraph-rsid="001c26d1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tyle="normal" fo:font-weight="bold" officeooo:rsid="001d10a8" officeooo:paragraph-rsid="001d10a8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tyle="normal" fo:font-weight="bold" officeooo:rsid="001e48e1" officeooo:paragraph-rsid="001e48e1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tyle="normal" fo:font-weight="bold" officeooo:rsid="00211bc3" officeooo:paragraph-rsid="00211bc3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tyle="normal" fo:font-weight="bold" officeooo:rsid="0027d76b" officeooo:paragraph-rsid="0027d76b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tyle="normal" fo:font-weight="bold" officeooo:rsid="002bbaa6" officeooo:paragraph-rsid="002bbaa6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tyle="normal" fo:font-weight="normal" officeooo:rsid="001d10a8" officeooo:paragraph-rsid="001d10a8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tyle="normal" fo:font-weight="normal" officeooo:rsid="001e48e1" officeooo:paragraph-rsid="001e48e1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tyle="normal" fo:font-weight="normal" officeooo:rsid="001f944d" officeooo:paragraph-rsid="001f944d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tyle="normal" fo:font-weight="normal" officeooo:rsid="00207665" officeooo:paragraph-rsid="00207665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tyle="normal" fo:font-weight="normal" officeooo:rsid="0028275b" officeooo:paragraph-rsid="0028275b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tyle="normal" fo:font-weight="normal" officeooo:rsid="00289c2e" officeooo:paragraph-rsid="00289c2e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tyle="normal" fo:font-weight="normal" officeooo:rsid="0028a41e" officeooo:paragraph-rsid="0028a41e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e21e9" officeooo:paragraph-rsid="002e21e9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style:text-underline-style="none" fo:font-weight="normal" officeooo:rsid="003497fb" officeooo:paragraph-rsid="003497fb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style:text-underline-style="none" fo:font-weight="normal" officeooo:rsid="00356739" officeooo:paragraph-rsid="00356739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style:text-underline-style="none" fo:font-weight="normal" officeooo:rsid="00394e2f" officeooo:paragraph-rsid="00394e2f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style:text-underline-style="none" fo:font-weight="normal" officeooo:rsid="003b1eab" officeooo:paragraph-rsid="003b1eab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style:text-underline-style="none" fo:font-weight="normal" officeooo:rsid="003c8cec" officeooo:paragraph-rsid="003c8cec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style:text-underline-style="none" fo:font-weight="normal" officeooo:rsid="003c9165" officeooo:paragraph-rsid="003c9165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e21e9" officeooo:paragraph-rsid="002e21e9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ee956" officeooo:paragraph-rsid="002ee956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029bd" officeooo:paragraph-rsid="003029bd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302b7" officeooo:paragraph-rsid="003302b7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tyle="normal" style:text-underline-style="none" fo:font-weight="bold" officeooo:rsid="00356739" officeooo:paragraph-rsid="00356739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tyle="normal" style:text-underline-style="none" fo:font-weight="bold" officeooo:rsid="003b1eab" officeooo:paragraph-rsid="003b1eab" style:font-style-asian="normal" style:font-weight-asian="bold" style:font-style-complex="normal" style:font-weight-complex="bold"/>
    </style:style>
    <style:style style:name="P57" style:family="paragraph" style:parent-style-name="Table_20_Contents">
      <style:text-properties fo:font-style="italic" style:font-style-asian="italic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19e5d" style:font-weight-asian="normal" style:font-weight-complex="normal"/>
    </style:style>
    <style:style style:name="T3" style:family="text">
      <style:text-properties fo:font-weight="normal" officeooo:rsid="003302b7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46d5c" style:font-weight-asian="bold" style:font-weight-complex="bold"/>
    </style:style>
    <style:style style:name="T6" style:family="text">
      <style:text-properties fo:font-weight="bold" officeooo:rsid="00260364" style:font-weight-asian="bold" style:font-weight-complex="bold"/>
    </style:style>
    <style:style style:name="T7" style:family="text">
      <style:text-properties fo:font-weight="bold" officeooo:rsid="002e4e7e" style:font-weight-asian="bold" style:font-weight-complex="bold"/>
    </style:style>
    <style:style style:name="T8" style:family="text">
      <style:text-properties officeooo:rsid="0022dc83"/>
    </style:style>
    <style:style style:name="T9" style:family="text">
      <style:text-properties officeooo:rsid="00246d5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officeooo:rsid="00246d5c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officeooo:rsid="00260364"/>
    </style:style>
    <style:style style:name="T14" style:family="text">
      <style:text-properties officeooo:rsid="002e4e7e"/>
    </style:style>
    <style:style style:name="T15" style:family="text">
      <style:text-properties officeooo:rsid="003707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ongoDB Made Easy</text:h>
      <text:p text:style-name="P6"/>
      <text:p text:style-name="P6">A Mike Papili Doc</text:p>
      <text:p text:style-name="P6"/>
      <text:p text:style-name="P3">Source:</text:p>
      <text:p text:style-name="P7">ChatGPT4 (Yes, Seriously)</text:p>
      <text:p text:style-name="P3">Github:</text:p>
      <text:p text:style-name="P3"><text:a xlink:type="simple" xlink:href="https://github.com/mpapili/LearningMongoDB.git" text:style-name="Internet_20_link" text:visited-style-name="Visited_20_Internet_20_Link">https://github.com/mpapili/LearningMongoDB.git</text:a></text:p>
      <text:p text:style-name="P3"/>
      <text:p text:style-name="P3"/>
      <text:p text:style-name="P3"/>
      <text:h text:style-name="P2" text:outline-level="1">Setting Up MongoDB:</text:h>
      <text:p text:style-name="P4"/>
      <text:p text:style-name="P4">Server:</text:p>
      <text:p text:style-name="P8">Xubuntu (really just any standard Ubuntu 22.04 server as far as this is concerned)</text:p>
      <text:p text:style-name="P8"/>
      <text:p text:style-name="P5">Import the MongoDB Public Key <text:span text:style-name="T1">(for package verification, we’ll be adding their repo to Ubuntu’s repo list)</text:span></text:p>
      <text:p text:style-name="P5"><text:span text:style-name="T1"/></text:p>
      <text:p text:style-name="P5">Right now the command is:</text:p>
      <text:p text:style-name="P9">wget -qO - https://www.mongodb.org/static/pgp/server-5.0.asc | sudo apt-key add -</text:p>
      <text:p text:style-name="P9"/>
      <text:p text:style-name="P9">echo "deb [ arch=amd64,arm64 ] https://repo.mongodb.org/apt/ubuntu $(lsb_release -cs)/mongodb-org/5.0 multiverse" | sudo tee /etc/apt/sources.list.d/mongodb-org-5.0.list</text:p>
      <text:p text:style-name="P9"/>
      <text:p text:style-name="P31">Updated Commands:</text:p>
      <text:p text:style-name="P11"/>
      <text:p text:style-name="P11">sudo apt install curl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7">curl -fsSL https://pgp.mongodb.com/server-7.0.asc | \</text:p>
          </table:table-cell>
        </table:table-row>
        <table:table-row>
          <table:table-cell table:style-name="Table1.A1" office:value-type="string">
            <text:p text:style-name="P57">sudo gpg -o /usr/share/keyrings/mongodb-server-7.0.gpg \</text:p>
          </table:table-cell>
        </table:table-row>
        <table:table-row>
          <table:table-cell table:style-name="Table1.A1" office:value-type="string">
            <text:p text:style-name="P57">--dearmor</text:p>
          </table:table-cell>
        </table:table-row>
      </table:table>
      <text:p text:style-name="P11">echo "deb [ arch=amd64,arm64 signed-by=/usr/share/keyrings/mongodb-server-7.0.gpg ] https://repo.mongodb.org/apt/ubuntu jammy/mongodb-org/7.0 multiverse" | sudo tee /etc/apt/sources.list.d/mongodb-org-7.0.list</text:p>
      <text:p text:style-name="P9"/>
      <text:p text:style-name="P30">Update the package database and install MongoDB:</text:p>
      <text:p text:style-name="P10">sudo apt update</text:p>
      <text:p text:style-name="P10">sudo apt install -y mongodb-org</text:p>
      <text:p text:style-name="P10"/>
      <text:p text:style-name="P34">Install the shell <text:span text:style-name="T8">for later</text:span>:</text:p>
      <text:p text:style-name="P14">sudo apt-get install mongodb-mongosh</text:p>
      <text:p text:style-name="P10"/>
      <text:p text:style-name="P32">Start up the service (not too dissimilar to postges or mariadb etc..) and enable it on-boot</text:p>
      <text:p text:style-name="P12">sudo systemctl enable mongod --now</text:p>
      <text:p text:style-name="P37"/>
      <text:p text:style-name="P37">“Mongod” will surely get confusing. But simple enough. </text:p>
      <text:p text:style-name="P37"/>
      <text:p text:style-name="P33">Ensure it’s running:</text:p>
      <text:p text:style-name="P13">sudo systemctl status mongod</text:p>
      <text:p text:style-name="P13"/>
      <text:p text:style-name="P38">andddd we’re good to go! Onto the basic operations!</text:p>
      <text:h text:style-name="P2" text:outline-level="1">Basic MongoDB Operations:</text:h>
      <text:p text:style-name="P39"/>
      <text:p text:style-name="P40">To start up just type <text:span text:style-name="T4">mongo</text:span><text:span text:style-name="T5">sh</text:span><text:span text:style-name="T4"> </text:span>into your terminal session <text:span text:style-name="T9">(updated, it used to be </text:span><text:span text:style-name="T11">mongo</text:span><text:span text:style-name="T9">). </text:span><text:span text:style-name="T13">This will enter a shell session, doesn’t look too dissimilar to running </text:span><text:span text:style-name="T6">psql </text:span><text:span text:style-name="T13">it something for postgres..</text:span></text:p>
      <text:p text:style-name="P40"/>
      <text:p text:style-name="P35">list out databases:</text:p>
      <text:p text:style-name="P15">show dbs</text:p>
      <text:p text:style-name="P15"/>
      <text:p text:style-name="P15">test&gt; show dbs</text:p>
      <text:p text:style-name="P15">admin <text:s text:c="2"/>40.00 KiB</text:p>
      <text:p text:style-name="P15">config <text:s/>60.00 KiB</text:p>
      <text:p text:style-name="P15">local <text:s text:c="2"/>40.00 KiB</text:p>
      <text:p text:style-name="P15"/>
      <text:p text:style-name="P41">Interesting, it shows them and storage? Let’s create a database and switch to it:</text:p>
      <text:p text:style-name="P40"/>
      <text:p text:style-name="P42">Creating/Switching to a database uses the same command, <text:span text:style-name="T4">“use”</text:span>, if the database doesn’t exist it’ll make it:</text:p>
      <text:p text:style-name="P42"/>
      <text:p text:style-name="P16">use mikes_db;</text:p>
      <text:p text:style-name="P16"/>
      <text:p text:style-name="P43">Now how about <text:span text:style-name="T4">tables</text:span> in that database? These are called <text:span text:style-name="T4">collections </text:span>in MongoDB:</text:p>
      <text:p text:style-name="P17"/>
      <text:p text:style-name="P17">show collections;</text:p>
      <text:p text:style-name="P17"/>
      <text:p text:style-name="P36">Let’s create a new table (collection):</text:p>
      <text:p text:style-name="P18"/>
      <text:p text:style-name="P18">mikes_db&gt; db.createCollection("formerBumba");</text:p>
      <text:p text:style-name="P51">returns...</text:p>
      <text:p text:style-name="P18">{ ok: 1 }</text:p>
      <text:p text:style-name="P18"/>
      <text:p text:style-name="P44">Nice. We have a table (collection!) now. Let’s insert some records. <text:span text:style-name="T7">Columns </text:span><text:span text:style-name="T14">(fields for tables) in MongoDB are insane. You just declare them during inserts and pass JSON in.</text:span></text:p>
      <text:p text:style-name="P44"/>
      <text:p text:style-name="P52">Let’s add a “formerBumba” record:<text:line-break/><text:span text:style-name="T12">db.formerBumba.insert({"name": "kale"})</text:span></text:p>
      <text:p text:style-name="P52"><text:span text:style-name="T12">DeprecationWarning: Collection.insert() is deprecated. Use insertOne, insertMany, or bulkWrite.</text:span></text:p>
      <text:p text:style-name="P52"><text:span text:style-name="T12">{</text:span></text:p>
      <text:p text:style-name="P52"><text:span text:style-name="T12"><text:s text:c="2"/>acknowledged: true,</text:span></text:p>
      <text:p text:style-name="P52"><text:span text:style-name="T12"><text:s text:c="2"/>insertedIds: { '0': ObjectId('6566927ed2e6a7e52b8198c6') }</text:span></text:p>
      <text:p text:style-name="P52"><text:span text:style-name="T12">}</text:span></text:p>
      <text:p text:style-name="P52"><text:span text:style-name="T12"/></text:p>
      <text:p text:style-name="P53"><text:span text:style-name="T1">Okay looks like that worked. </text:span><text:span text:style-name="T2">Can we do a GET?</text:span></text:p>
      <text:p text:style-name="P25"><text:span text:style-name="T3">db.formerBumba.find({"name": "kale"})</text:span></text:p>
      <text:p text:style-name="P26"><text:span text:style-name="T3">[ { _id: ObjectId('6566927ed2e6a7e52b8198c6'), name: 'kale' } ]</text:span></text:p>
      <text:p text:style-name="P25"><text:span text:style-name="T3"/></text:p>
      <text:p text:style-name="P54"><text:span text:style-name="T1">NICE! Can we do an UPDATE?</text:span></text:p>
      <text:p text:style-name="P27"><text:span text:style-name="T1"><text:s/>db.formerBumba.find({"name": "kale"}, {"set": {"name": "Ace"}})</text:span></text:p>
      <text:p text:style-name="P28"><text:soft-page-break/><text:span text:style-name="T1">[ { _id: ObjectId('6566927ed2e6a7e52b8198c6'), set: { name: 'Ace' } } ]</text:span></text:p>
      <text:p text:style-name="P28"><text:span text:style-name="T1"/></text:p>
      <text:p text:style-name="P29"><text:span text:style-name="T1"/></text:p>
      <text:p text:style-name="P45">This is wild. It’s very normal/regular database operations, only instead of using SQL it’s using JSON.</text:p>
      <text:p text:style-name="P45"/>
      <text:p text:style-name="P19">mikes_db&gt; db.formerBumba.insert({"name": "kale", "age": 25})</text:p>
      <text:p text:style-name="P19">{</text:p>
      <text:p text:style-name="P19"><text:s text:c="2"/>acknowledged: true,</text:p>
      <text:p text:style-name="P19"><text:s text:c="2"/>insertedIds: { '0': ObjectId('65669434d2e6a7e52b8198c7') }</text:p>
      <text:p text:style-name="P19">}</text:p>
      <text:p text:style-name="P19">mikes_db&gt; db.formerBumba.find()</text:p>
      <text:p text:style-name="P19">[</text:p>
      <text:p text:style-name="P19"><text:s text:c="2"/>{ _id: ObjectId('6566927ed2e6a7e52b8198c6'), name: 'kale' },</text:p>
      <text:p text:style-name="P19"><text:s text:c="2"/>{ _id: ObjectId('65669434d2e6a7e52b8198c7'), name: 'kale', age: 25 }</text:p>
      <text:p text:style-name="P19">]</text:p>
      <text:p text:style-name="P45"/>
      <text:p text:style-name="P46">Let’s try deleting all records with tha<text:span text:style-name="T15">t name:</text:span></text:p>
      <text:p text:style-name="P46"/>
      <text:p text:style-name="P20">db.formerBumba.remove({"name": "kale"})</text:p>
      <text:p text:style-name="P21">DeprecationWarning: Collection.remove() is deprecated. Use deleteOne, deleteMany, findOneAndDelete, or bulkWrite.</text:p>
      <text:p text:style-name="P21">{ acknowledged: true, deletedCount: 2 }</text:p>
      <text:p text:style-name="P46"/>
      <text:p text:style-name="P47">Amazing.</text:p>
      <text:p text:style-name="P47"/>
      <text:p text:style-name="P56">Quick Python Implementation:</text:p>
      <text:p text:style-name="P48"/>
      <text:p text:style-name="P48">Install Python3, a virtualenv, yada yada whatever you want. Then:</text:p>
      <text:p text:style-name="P48"/>
      <text:p text:style-name="P22">pip install pymongo</text:p>
      <text:p text:style-name="P22"/>
      <text:p text:style-name="P49">Then the magic is that <text:span text:style-name="T4">ALMOST THE EXACT SAME SYNTAX IS HOW YOU USE THE PYTHON MODULE</text:span></text:p>
      <text:p text:style-name="P49"><text:span text:style-name="T4"/></text:p>
      <text:p text:style-name="P24">from pymongo import MongoClient</text:p>
      <text:p text:style-name="P24"/>
      <text:p text:style-name="P24"># Connect to MongoDB</text:p>
      <text:p text:style-name="P24">client = MongoClient('localhost', 27017)</text:p>
      <text:p text:style-name="P24"/>
      <text:p text:style-name="P24"># Choose database</text:p>
      <text:p text:style-name="P24">db = client['yourDatabaseName']</text:p>
      <text:p text:style-name="P24"/>
      <text:p text:style-name="P24"># Choose collection</text:p>
      <text:p text:style-name="P24">collection = db['yourCollection']</text:p>
      <text:p text:style-name="P24"/>
      <text:p text:style-name="P24"># Insert a document</text:p>
      <text:p text:style-name="P24">collection.insert_one({"name": "John Doe"})</text:p>
      <text:p text:style-name="P24"/>
      <text:p text:style-name="P24"># Query the collection</text:p>
      <text:p text:style-name="P24">for doc in collection.find():</text:p>
      <text:p text:style-name="P24"><text:s text:c="4"/>print(doc)</text:p>
      <text:p text:style-name="P23"/>
      <text:p text:style-name="P50">This is ridiculously simple.. wow.</text:p>
      <text:p text:style-name="P5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20:02:11.710252731</meta:creation-date>
    <dc:date>2023-11-28T20:36:49.528111736</dc:date>
    <meta:editing-duration>PT34M22S</meta:editing-duration>
    <meta:editing-cycles>37</meta:editing-cycles>
    <meta:generator>LibreOffice/7.3.7.2$Linux_X86_64 LibreOffice_project/30$Build-2</meta:generator>
    <meta:document-statistic meta:table-count="1" meta:image-count="0" meta:object-count="0" meta:page-count="6" meta:paragraph-count="93" meta:word-count="539" meta:character-count="4052" meta:non-whitespace-character-count="3585"/>
  </office:meta>
</office:document-meta>
</file>